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adornments="Regular" style:font-pitch="variable" style:font-charset="x-symbol"/>
    <style:font-face style:name="Wingdings" svg:font-family="Wingdings"/>
    <style:font-face style:name="Calibri1" svg:font-family="Calibri"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automatic-styles>
    <style:style style:name="P1" style:family="paragraph" style:parent-style-name="List_20_Paragraph" style:list-style-name="WWNum1"/>
    <style:style style:name="P2" style:family="paragraph" style:parent-style-name="Title" style:master-page-name="Standard">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gger library of congress</text:p>
      <text:h text:style-name="Heading_20_2" text:outline-level="2">Mogelijkheden</text:h>
      <text:list xml:id="list1123673968" text:style-name="WWNum1">
        <text:list-item>
          <text:p text:style-name="P1">Payloads en tagbestanden toevoegen via een GUI (bestandskiezer). Bestanden kunnen vanuit het bestandsysteem gedropt worden in de lijst.</text:p>
        </text:list-item>
        <text:list-item>
          <text:p text:style-name="P1">Opslaan in meerdere formaten (map, tar, zip)</text:p>
        </text:list-item>
        <text:list-item>
          <text:p text:style-name="P1">Manueel baginfo aanpassen via formulier. Dit proces valt te controleren indien de bag wordt geladen met een profiel. Zo’n profiel geeft aan welke velden verplicht, en welke standaardwaarden er voor elk veld kunnen ingevuld worden.</text:p>
        </text:list-item>
        <text:list-item>
          <text:p text:style-name="P1">Mogelijkheid tot maken van “bag in place”. </text:p>
        </text:list-item>
        <text:list-item>
          <text:p text:style-name="P1">Valideren bag</text:p>
        </text:list-item>
        <text:list-item>
          <text:p text:style-name="P1">Eenvoudige interface</text:p>
        </text:list-item>
        <text:list-item>
          <text:p text:style-name="P1">Console output handig om na te trekken waar het fout ging</text:p>
        </text:list-item>
        <text:list-item>
          <text:p text:style-name="P1">Mogelijkheid tot vertalen door middel van “messages” in textbestand.</text:p>
        </text:list-item>
      </text:list>
      <text:h text:style-name="Heading_20_2" text:outline-level="2">Min</text:h>
      <text:list xml:id="list1782200423" text:continue-numbering="true" text:style-name="WWNum1">
        <text:list-item>
          <text:p text:style-name="P1">Vertalen niet overal mogelijk. Hier en daar staan nog hardgecodeerde boodschappen in het Engels (waarschijnlijk onzorgvuldigheid).</text:p>
        </text:list-item>
        <text:list-item>
          <text:p text:style-name="P1">Bestanden toevoegen is onhandig op enkele vlakken:</text:p>
          <text:list>
            <text:list-item>
              <text:p text:style-name="P1">Bestanden worden steeds rechtstreeks onder de map ‘data’ gevoegd. Er is geen mogelijkheid om een reeks bestanden aan een submap onder ‘data’ toe te wijzen. Verplaatsen van mappen en files in de bestandshiërarchie is ook niet mogelijk.</text:p>
            </text:list-item>
            <text:list-item>
              <text:p text:style-name="P1">Geen mogelijkheid tot ‘mergen’.</text:p>
            </text:list-item>
            <text:list-item>
              <text:p text:style-name="P1">Bestandskiezer geeft de indruk dat het mogelijk is om bestanden uit de lijst te verplaatsen via drag-and-drop, maar wanneer je een element uit de lijst verplaatst, verdwijnt hij bij het loslaten.</text:p>
            </text:list-item>
            <text:list-item>
              <text:p text:style-name="P1">De standaardmap van de bestandskiezer is de root van het bestandsysteem (i.e. C:/). Het zou handiger zijn mocht de laatst geselecteerde map gekozen worden, of – indien de bestandskiezer voor het eerst wordt opgestart – de home directory van de gebruiker.</text:p>
            </text:list-item>
          </text:list>
        </text:list-item>
        <text:list-item>
          <text:p text:style-name="P1">Baginfo:</text:p>
          <text:list>
            <text:list-item>
              <text:p text:style-name="P1">Profielen niet aanpasbaar eenmaal bag geladen</text:p>
            </text:list-item>
            <text:list-item>
              <text:p text:style-name="P1"><text:soft-page-break/>Bij het openen van een nieuwe bag kan het profiel gekozen worden. Niet meer daarna.</text:p>
            </text:list-item>
            <text:list-item>
              <text:p text:style-name="P1">Profielen zijn bestanden, geschreven in JSON. Geen GUI om zo’n profiel aan te maken of aan te passen. Te technisch dus, hoewel de semantiek heel eenvoudig is.</text:p>
            </text:list-item>
          </text:list>
        </text:list-item>
      </text:list>
      <text:h text:style-name="Heading_20_2" text:outline-level="2">TODO</text:h>
      <text:list xml:id="list1298912893" text:continue-numbering="true" text:style-name="WWNum1">
        <text:list-item>
          <text:p text:style-name="P1">Vertalen naar Nederlands</text:p>
        </text:list-item>
        <text:list-item>
          <text:p text:style-name="P1">Metadata:</text:p>
          <text:list>
            <text:list-item>
              <text:p text:style-name="P1">Toevoegen metadatabestanden</text:p>
            </text:list-item>
            <text:list-item>
              <text:p text:style-name="P1">Validatie metadatabestanden aan bestaande standaarden.</text:p>
            </text:list-item>
            <text:list-item>
              <text:p text:style-name="P1">Automatische generatie van mets.xml op basis van de baginfo.</text:p>
            </text:list-item>
          </text:list>
        </text:list-item>
        <text:list-item>
          <text:p text:style-name="P1">Bestanden:</text:p>
          <text:list>
            <text:list-item>
              <text:p text:style-name="P1">Bestandsherkenning, en controles op filetype.</text:p>
            </text:list-item>
            <text:list-item>
              <text:p text:style-name="P1">Bestanden hernoemen volgens patronen (en het gebruiksvriendelijk houden).</text:p>
            </text:list-item>
          </text:list>
        </text:list-item>
        <text:list-item>
          <text:p text:style-name="P1">Creëren van bags in batch-modu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adornments="Regular" style:font-pitch="variable" style:font-charset="x-symbol"/>
    <style:font-face style:name="Wingdings" svg:font-family="Wingdings"/>
    <style:font-face style:name="Calibri1" svg:font-family="Calibri"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nl" fo:country="BE"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nl" fo:country="BE" style:letter-kerning="true" style:font-name-asian="DejaVu San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with-next="always"/>
      <style:text-properties fo:color="#4f81bd" style:font-name="Cambria" fo:font-size="13pt" fo:font-weight="bold" style:font-size-asian="13pt" style:font-weight-asian="bold" style:font-name-complex="F" style:font-size-complex="13pt" style:font-weight-complex="bold"/>
    </style:style>
    <style:style style:name="Title" style:family="paragraph" style:parent-style-name="Standard" style:next-style-name="Subtitle" style:default-outline-level="" style:class="chapter">
      <style:paragraph-properties fo:margin-top="0in" fo:margin-bottom="0.2083in" fo:line-height="100%" fo:text-align="center" style:justify-single-word="false" fo:padding-left="0in" fo:padding-right="0in" fo:padding-top="0in" fo:padding-bottom="0.0555in" fo:border-left="none" fo:border-right="none" fo:border-top="none" fo:border-bottom="0.0138in solid #4f81bd"/>
      <style:text-properties fo:color="#17365d" style:font-name="Cambria" fo:font-size="26pt" fo:letter-spacing="0.0035in" fo:font-weight="bold" style:letter-kerning="true" style:font-size-asian="26pt" style:font-weight-asian="bold" style:font-name-complex="F"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style style:name="Default_20_Paragraph_20_Font" style:display-name="Default Paragraph Font" style:family="text"/>
    <style:style style:name="Titel_20_Char" style:display-name="Titel Char" style:family="text" style:parent-style-name="Default_20_Paragraph_20_Font"/>
    <style:style style:name="Kop_20_1_20_Char" style:display-name="Kop 1 Char" style:family="text" style:parent-style-name="Default_20_Paragraph_20_Font"/>
    <style:style style:name="Kop_20_2_20_Char" style:display-name="Kop 2 Cha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24702"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meta:initial-creator>
    <dc:creator>Administrator </dc:creator>
    <meta:editing-cycles>31</meta:editing-cycles>
    <meta:creation-date>2012-06-17T20:32:00</meta:creation-date>
    <dc:date>2012-06-18T08:36:45</dc:date>
    <meta:editing-duration>PT00H05M16S</meta:editing-duration>
    <meta:generator>OpenOffice.org/3.2$Unix OpenOffice.org_project/320m12$Build-9483</meta:generator>
    <meta:document-statistic meta:table-count="0" meta:image-count="0" meta:object-count="0" meta:page-count="2" meta:paragraph-count="31" meta:word-count="354" meta:character-count="2205"/>
    <meta:template xlink:type="simple" xlink:actuate="onRequest" xlink:title="Normal.dotm" xlink:href=""/>
  </office:meta>
</office:document-meta>
</file>